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770000018938BD0C1A.png"/>
  <manifest:file-entry manifest:media-type="image/png" manifest:full-path="Pictures/10000000000002370000011346D3E5A4.png"/>
  <manifest:file-entry manifest:media-type="image/png" manifest:full-path="Pictures/100000000000012E0000015FFB38D650.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_5f_end" style:list-style-name="BOOK_5f_Bulleted_5f_list"/>
    <style:style style:name="P33" style:family="paragraph" style:parent-style-name="BOOK_5f_Tip_5f_body" style:list-style-name="L5">
      <style:paragraph-properties fo:text-align="start" style:justify-single-word="false"/>
    </style:style>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Copyright" style:list-style-name="L1" style:master-page-name="BOOK_5f_Blank_5f_page"/>
    <style:style style:name="P40" style:family="paragraph" style:parent-style-name="BOOK_5f_Preface" style:list-style-name="L2"/>
    <style:style style:name="P41"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0">Version: 0.8.9.1 Modified: <text:modification-date style:data-style-name="N84">2007-10-04</text:modification-date></text:p>
        </text:list-item>
        <text:list-item>
          <text:p text:style-name="P39">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4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40">Preface</text:p>
        </text:list-item>
        <text:list-item>
          <text:h text:style-name="P34"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4"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3">TIP – Tips and notes are set off by lines above and below.</text:p>
        </text:list-item>
      </text:list>
      <text:list text:style-name="L2" text:continue-numbering="true">
        <text:list-item>
          <text:h text:style-name="P34"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4" text:outline-level="2">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4"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4"><draw:frame draw:style-name="fr3" draw:name="Frame1" text:anchor-type="paragraph" svg:width="7.989cm" draw:z-index="6"><draw:text-box fo:min-height="9.285cm"><text:p text:style-name="Figure"><draw:frame draw:style-name="fr5" draw:name="writertools.png" text:anchor-type="paragraph" svg:x="0.004cm" svg:y="0.002cm" svg:width="7.989cm" style:rel-width="100%" svg:height="9.285cm" style:rel-height="scale" draw:z-index="7"><draw:image xlink:href="Pictures/100000000000012E0000015FFB38D650.png" xlink:type="simple" xlink:show="embed" xlink:actuate="onLoad"/></draw:frame>Figure <text:sequence text:ref-name="refFigure0" text:name="Figure" text:formula="ooow:Figure+1" style:num-format="1">1</text:sequence>: Writer's Tools</text:p></draw:text-box></draw:frame></text:p>
      <text:p text:style-name="BOOK_5f_Text_5f_body">Writer’s Tools includes the following utilities:</text:p>
      <text:list text:style-name="BOOK_5f_Bulleted_5f_list">
        <text:list-item>
          <text:p text:style-name="P21"><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the Multimap service.</text:p>
        </text:list-item>
        <text:list-item>
          <text:p text:style-name="P21"><text:span text:style-name="BOOK_5f_Bold">Email Backup</text:span> can be used to quickly send a backup copy of the currently opened document to a specified email address.</text:p>
        </text:list-item>
        <text:list-item>
          <text:p text:style-name="P21"><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T5">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1"><text:span text:style-name="BOOK_5f_Bold">Add to Basket</text:span> tool designed to quickly add text snippets, links, and notes to the supplied database. You can also categorize and tag the added entries.</text:p>
        </text:list-item>
        <text:list-item>
          <text:p text:style-name="P32"><text:span text:style-name="T5">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48348268"/>Extension Manager<text:alphabetical-index-mark-end text:id="IMark14834826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4"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48378100"/>WriterDB<text:alphabetical-index-mark-end text:id="IMark148378100"/> Database</text:h>
            </text:list-item>
          </text:list>
        </text:list-item>
      </text:list>
      <text:p text:style-name="BOOK_5f_Text_5f_body">The Timer Tool, Word of the Day, and Add to Basket tools rely on the WriterDB database that must be registered as an OpenOffice.org <text:alphabetical-index-mark-start text:id="IMark148356268"/>data source<text:alphabetical-index-mark-end text:id="IMark148356268"/>.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4" draw:name="Frame4" text:anchor-type="as-char" svg:width="9.999cm" draw:z-index="10"><draw:text-box fo:min-height="4.971cm"><text:p text:style-name="Figure"><draw:frame draw:style-name="fr5"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4" draw:name="Frame3" text:anchor-type="as-char" svg:width="9.999cm" draw:z-index="12"><draw:text-box fo:min-height="4.851cm"><text:p text:style-name="Figure"><draw:frame draw:style-name="fr5" draw:name="organizemacros.png" text:anchor-type="paragraph" svg:x="0.004cm" svg:y="0.002cm" svg:width="9.999cm" style:rel-width="100%" svg:height="4.851cm" style:rel-height="scale" draw:z-index="13"><draw:image xlink:href="Pictures/10000000000002370000011346D3E5A4.png" xlink:type="simple" xlink:show="embed" xlink:actuate="onLoad"/></draw:frame>Figure <text:sequence text:ref-name="refFigure3" text:name="Figure" text:formula="ooow:Figure+1" style:num-format="1">4</text:sequence>:<text:span text:style-name="T3">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4"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4" draw:name="Frame7" text:anchor-type="as-char" svg:width="9.999cm" draw:z-index="8"><draw:text-box fo:min-height="6.219cm"><text:p text:style-name="Figure"><draw:frame draw:style-name="fr5" draw:name="newtemplate.png" text:anchor-type="paragraph" svg:x="0.004cm" svg:y="0.028cm" svg:width="9.999cm" style:rel-width="100%" svg:height="6.219cm" style:rel-height="scale" draw:z-index="9"><draw:image xlink:href="Pictures/10000000000002770000018938BD0C1A.png" xlink:type="simple" xlink:show="embed" xlink:actuate="onLoad"/></draw:frame>Figure <text:sequence text:ref-name="refFigure5" text:name="Figure" text:formula="ooow:Figure+1" style:num-format="1">6</text:sequence>:<text:span text:style-name="T3">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mitri Popov</meta:initial-creator>
    <meta:creation-date>2007-03-06T16:24:29</meta:creation-date>
    <dc:date>2007-10-04T14:47:20</dc:date>
    <dc:language>da-DK</dc:language>
    <meta:editing-cycles>598</meta:editing-cycles>
    <meta:editing-duration>PT19H7M7S</meta:editing-duration>
    <meta:user-defined meta:name="Info 1"/>
    <meta:user-defined meta:name="Info 2"/>
    <meta:user-defined meta:name="Info 3"/>
    <meta:user-defined meta:name="Info 4"/>
    <meta:document-statistic meta:table-count="0" meta:image-count="7" meta:object-count="0" meta:page-count="21" meta:paragraph-count="137" meta:word-count="2140" meta:character-count="13728"/>
  </office:meta>
</office:document-meta>
</file>